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wrap-option="wrap" fo:border-left="0.74pt solid #000000" fo:border-right="none" fo:border-top="none"/>
    </style:style>
    <style:style style:name="ce15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5" style:family="table-cell" style:parent-style-name="Default" style:data-style-name="N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2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882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846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689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WER" table:style-name="ta1">
        <table:shapes>
          <draw:frame draw:z-index="0" draw:style-name="gr1" draw:text-style-name="P1" svg:width="6.5476in" svg:height="4.7374in" svg:x="7.1764in" svg:y="1.0142in">
            <draw:object draw:notify-on-update-of-ranges="WER.C21:WER.C24 WER.D20:WER.D20 WER.D21:WER.D24 WER.C21:WER.C24 WER.E20:WER.E20 WER.E21:WER.E24 WER.C21:WER.C24 WER.F20:WER.F20 WER.F21:WER.F24 WER.C21:WER.C24 WER.G20:WER.G20 WER.G21:WER.G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Text Frame 1" draw:style-name="gr2" draw:text-style-name="P2" svg:width="0.8024in" svg:height="0.272in" svg:x="8.5315in" svg:y="2.7713in">
            <draw:text-box>
              <text:p>tiny.en</text:p>
            </draw:text-box>
          </draw:frame>
          <draw:frame draw:z-index="2" draw:name="Text Frame 2" draw:style-name="gr3" draw:text-style-name="P2" svg:width="0.6831in" svg:height="0.1882in" svg:x="9.2366in" svg:y="3.8169in">
            <draw:text-box>
              <text:p>base.en</text:p>
            </draw:text-box>
          </draw:frame>
          <draw:frame draw:z-index="3" draw:name="Text Frame 3" draw:style-name="gr4" draw:text-style-name="P2" svg:width="0.6071in" svg:height="0.1846in" svg:x="12.098in" svg:y="4.1299in">
            <draw:text-box>
              <text:p>small.en</text:p>
            </draw:text-box>
          </draw:frame>
          <draw:frame draw:z-index="4" draw:name="Text Frame 4" draw:style-name="gr5" draw:text-style-name="P2" svg:width="0.7913in" svg:height="0.3689in" svg:x="12.0866in" svg:y="4.8732in">
            <draw:text-box>
              <text:p>medium.en</text:p>
            </draw:text-box>
          </draw:frame>
          <draw:frame draw:z-index="5" draw:style-name="gr1" draw:text-style-name="P1" svg:width="7.0787in" svg:height="5.2291in" svg:x="8.835in" svg:y="6.1803in">
            <draw:object draw:notify-on-update-of-ranges="WER.B40:WER.B43 WER.C39:WER.C39 WER.C40:WER.C43 WER.H40:WER.H43 WER.H38:WER.H38 WER.I40:WER.I43 WER.F40:WER.F43 WER.F38:WER.F38 WER.G40:WER.G43 WER.D40:WER.D43 WER.D38:WER.D38 WER.E40:WER.E43 WER.B48:WER.B63 WER.C47:WER.C47 WER.C48:WER.C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iv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word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de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iny.en</text:p>
          </table:table-cell>
          <table:table-cell office:value-type="string" calcext:value-type="string">
            <text:p>base.en</text:p>
          </table:table-cell>
          <table:table-cell office:value-type="string" calcext:value-type="string">
            <text:p>small.en</text:p>
          </table:table-cell>
          <table:table-cell office:value-type="string" calcext:value-type="string">
            <text:p>medium.e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File Size, MB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141.9" calcext:value-type="float">
            <text:p>141.9</text:p>
          </table:table-cell>
          <table:table-cell table:style-name="ce2" office:value-type="float" office:value="472.3" calcext:value-type="float">
            <text:p>472.3</text:p>
          </table:table-cell>
          <table:table-cell table:style-name="ce2" office:value-type="float" office:value="1492.2" calcext:value-type="float">
            <text:p>1492.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v</text:p>
          </table:table-cell>
          <table:table-cell table:style-name="ce2" office:value-type="float" office:value="21" calcext:value-type="float">
            <text:p>21.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60 kbps m4a</text:p>
          </table:table-cell>
          <table:table-cell table:style-name="ce2" office:value-type="float" office:value="4.4" calcext:value-type="float">
            <text:p>4.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96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48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de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iny.en</text:p>
          </table:table-cell>
          <table:table-cell table:style-name="ce1" office:value-type="string" calcext:value-type="string">
            <text:p>base.en</text:p>
          </table:table-cell>
          <table:table-cell table:style-name="ce1" office:value-type="string" calcext:value-type="string">
            <text:p>small.en</text:p>
          </table:table-cell>
          <table:table-cell table:style-name="ce1" office:value-type="string" calcext:value-type="string">
            <text:p>medium.e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File Size, MB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141.9" calcext:value-type="float">
            <text:p>141.9</text:p>
          </table:table-cell>
          <table:table-cell table:style-name="ce2" office:value-type="float" office:value="472.3" calcext:value-type="float">
            <text:p>472.3</text:p>
          </table:table-cell>
          <table:table-cell table:style-name="ce2" office:value-type="float" office:value="1492.2" calcext:value-type="float">
            <text:p>1492.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v</text:p>
          </table:table-cell>
          <table:table-cell table:style-name="ce2" office:value-type="float" office:value="21" calcext:value-type="float">
            <text:p>21.0</text:p>
          </table:table-cell>
          <table:table-cell table:style-name="ce4" table:formula="of:=[.D6]/[.$C$1]" office:value-type="float" office:value="0.0279232111692845" calcext:value-type="float">
            <text:p>0.0279</text:p>
          </table:table-cell>
          <table:table-cell table:style-name="ce4" table:formula="of:=[.E6]/[.$C$1]" office:value-type="float" office:value="0.0139616055846422" calcext:value-type="float">
            <text:p>0.0140</text:p>
          </table:table-cell>
          <table:table-cell table:style-name="ce4" table:formula="of:=[.F6]/[.$C$1]" office:value-type="float" office:value="0.012216404886562" calcext:value-type="float">
            <text:p>0.0122</text:p>
          </table:table-cell>
          <table:table-cell table:style-name="ce4" table:formula="of:=[.G6]/[.$C$1]" office:value-type="float" office:value="0.00349040139616056" calcext:value-type="float">
            <text:p>0.00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60 kbps m4a</text:p>
          </table:table-cell>
          <table:table-cell table:style-name="ce2" office:value-type="float" office:value="4.4" calcext:value-type="float">
            <text:p>4.4</text:p>
          </table:table-cell>
          <table:table-cell table:style-name="ce4" table:formula="of:=[.D7]/[.$C$1]" office:value-type="float" office:value="0.0279232111692845" calcext:value-type="float">
            <text:p>0.0279</text:p>
          </table:table-cell>
          <table:table-cell table:style-name="ce4" table:formula="of:=[.E7]/[.$C$1]" office:value-type="float" office:value="0.0191972076788831" calcext:value-type="float">
            <text:p>0.0192</text:p>
          </table:table-cell>
          <table:table-cell table:style-name="ce4" table:formula="of:=[.F7]/[.$C$1]" office:value-type="float" office:value="0.0139616055846422" calcext:value-type="float">
            <text:p>0.0140</text:p>
          </table:table-cell>
          <table:table-cell table:style-name="ce4" table:formula="of:=[.G7]/[.$C$1]" office:value-type="float" office:value="0.00349040139616056" calcext:value-type="float">
            <text:p>0.00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96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4" table:formula="of:=[.D8]/[.$C$1]" office:value-type="float" office:value="0.031413612565445" calcext:value-type="float">
            <text:p>0.0314</text:p>
          </table:table-cell>
          <table:table-cell table:style-name="ce4" table:formula="of:=[.E8]/[.$C$1]" office:value-type="float" office:value="0.0157068062827225" calcext:value-type="float">
            <text:p>0.0157</text:p>
          </table:table-cell>
          <table:table-cell table:style-name="ce4" table:formula="of:=[.F8]/[.$C$1]" office:value-type="float" office:value="0.012216404886562" calcext:value-type="float">
            <text:p>0.0122</text:p>
          </table:table-cell>
          <table:table-cell table:style-name="ce4" table:formula="of:=[.G8]/[.$C$1]" office:value-type="float" office:value="0.00174520069808028" calcext:value-type="float">
            <text:p>0.001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48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4" table:formula="of:=[.D9]/[.$C$1]" office:value-type="float" office:value="0.0261780104712042" calcext:value-type="float">
            <text:p>0.0262</text:p>
          </table:table-cell>
          <table:table-cell table:style-name="ce4" table:formula="of:=[.E9]/[.$C$1]" office:value-type="float" office:value="0.0157068062827225" calcext:value-type="float">
            <text:p>0.0157</text:p>
          </table:table-cell>
          <table:table-cell table:style-name="ce4" table:formula="of:=[.F9]/[.$C$1]" office:value-type="float" office:value="0.0104712041884817" calcext:value-type="float">
            <text:p>0.0105</text:p>
          </table:table-cell>
          <table:table-cell table:style-name="ce4" table:formula="of:=[.G9]/[.$C$1]" office:value-type="float" office:value="0.00174520069808028" calcext:value-type="float">
            <text:p>0.001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nguage Model Size, MB</text:p>
          </table:table-cell>
          <table:table-cell table:style-name="ce2" office:value-type="string" calcext:value-type="string">
            <text:p>wav</text:p>
          </table:table-cell>
          <table:table-cell table:style-name="ce1" office:value-type="string" calcext:value-type="string">
            <text:p>160 kbps m4a</text:p>
          </table:table-cell>
          <table:table-cell table:style-name="ce1" office:value-type="string" calcext:value-type="string">
            <text:p>96 kbps mp3</text:p>
          </table:table-cell>
          <table:table-cell table:style-name="ce1" office:value-type="string" calcext:value-type="string">
            <text:p>48 kbps mp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73.8" calcext:value-type="float">
            <text:p>74</text:p>
          </table:table-cell>
          <table:table-cell table:number-columns-repeated="2" table:style-name="ce4" office:value-type="float" office:value="0.0279232111692845" calcext:value-type="float">
            <text:p>0.0279</text:p>
          </table:table-cell>
          <table:table-cell table:style-name="ce4" office:value-type="float" office:value="0.031413612565445" calcext:value-type="float">
            <text:p>0.0314</text:p>
          </table:table-cell>
          <table:table-cell table:style-name="ce4" office:value-type="float" office:value="0.0261780104712042" calcext:value-type="float">
            <text:p>0.0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41.9" calcext:value-type="float">
            <text:p>142</text:p>
          </table:table-cell>
          <table:table-cell table:style-name="ce4" office:value-type="float" office:value="0.0139616055846422" calcext:value-type="float">
            <text:p>0.0140</text:p>
          </table:table-cell>
          <table:table-cell table:style-name="ce4" office:value-type="float" office:value="0.0191972076788831" calcext:value-type="float">
            <text:p>0.0192</text:p>
          </table:table-cell>
          <table:table-cell table:number-columns-repeated="2" table:style-name="ce4" office:value-type="float" office:value="0.0157068062827225" calcext:value-type="float">
            <text:p>0.01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72.3" calcext:value-type="float">
            <text:p>472</text:p>
          </table:table-cell>
          <table:table-cell table:style-name="ce4" office:value-type="float" office:value="0.012216404886562" calcext:value-type="float">
            <text:p>0.0122</text:p>
          </table:table-cell>
          <table:table-cell table:style-name="ce4" office:value-type="float" office:value="0.0139616055846422" calcext:value-type="float">
            <text:p>0.0140</text:p>
          </table:table-cell>
          <table:table-cell table:style-name="ce4" office:value-type="float" office:value="0.012216404886562" calcext:value-type="float">
            <text:p>0.0122</text:p>
          </table:table-cell>
          <table:table-cell table:style-name="ce4" office:value-type="float" office:value="0.0104712041884817" calcext:value-type="float">
            <text:p>0.01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492.2" calcext:value-type="float">
            <text:p>1492</text:p>
          </table:table-cell>
          <table:table-cell table:number-columns-repeated="2" table:style-name="ce4" office:value-type="float" office:value="0.00349040139616056" calcext:value-type="float">
            <text:p>0.0035</text:p>
          </table:table-cell>
          <table:table-cell table:number-columns-repeated="2" table:style-name="ce4" office:value-type="float" office:value="0.00174520069808028" calcext:value-type="float">
            <text:p>0.0017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de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iny.en</text:p>
          </table:table-cell>
          <table:table-cell office:value-type="string" calcext:value-type="string">
            <text:p>base.en</text:p>
          </table:table-cell>
          <table:table-cell office:value-type="string" calcext:value-type="string">
            <text:p>small.en</text:p>
          </table:table-cell>
          <table:table-cell office:value-type="string" calcext:value-type="string">
            <text:p>medium.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File Size, MB</text:p>
          </table:table-cell>
          <table:table-cell office:value-type="float" office:value="73.8" calcext:value-type="float">
            <text:p>73.8</text:p>
          </table:table-cell>
          <table:table-cell office:value-type="float" office:value="141.9" calcext:value-type="float">
            <text:p>141.9</text:p>
          </table:table-cell>
          <table:table-cell office:value-type="float" office:value="472.3" calcext:value-type="float">
            <text:p>472.3</text:p>
          </table:table-cell>
          <table:table-cell office:value-type="float" office:value="1492.2" calcext:value-type="float">
            <text:p>1492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v</text:p>
          </table:table-cell>
          <table:table-cell office:value-type="float" office:value="21" calcext:value-type="float">
            <text:p>21</text:p>
          </table:table-cell>
          <table:table-cell office:value-type="float" office:value="0.0721311475409836" calcext:value-type="float">
            <text:p>0.0721311475409836</text:p>
          </table:table-cell>
          <table:table-cell office:value-type="float" office:value="0.130737704918033" calcext:value-type="float">
            <text:p>0.130737704918033</text:p>
          </table:table-cell>
          <table:table-cell office:value-type="float" office:value="0.351229508196721" calcext:value-type="float">
            <text:p>0.351229508196721</text:p>
          </table:table-cell>
          <table:table-cell office:value-type="float" office:value="1.01229508196721" calcext:value-type="float">
            <text:p>1.012295081967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0 kbps m4a</text:p>
          </table:table-cell>
          <table:table-cell office:value-type="float" office:value="4.4" calcext:value-type="float">
            <text:p>4.4</text:p>
          </table:table-cell>
          <table:table-cell office:value-type="float" office:value="0.0684426229508197" calcext:value-type="float">
            <text:p>0.0684426229508197</text:p>
          </table:table-cell>
          <table:table-cell office:value-type="float" office:value="0.125819672131148" calcext:value-type="float">
            <text:p>0.125819672131148</text:p>
          </table:table-cell>
          <table:table-cell office:value-type="float" office:value="0.350409836065574" calcext:value-type="float">
            <text:p>0.350409836065574</text:p>
          </table:table-cell>
          <table:table-cell office:value-type="float" office:value="1.01065573770492" calcext:value-type="float">
            <text:p>1.010655737704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6 kbps mp3</text:p>
          </table:table-cell>
          <table:table-cell office:value-type="float" office:value="1" calcext:value-type="float">
            <text:p>1</text:p>
          </table:table-cell>
          <table:table-cell office:value-type="float" office:value="0.0709016393442623" calcext:value-type="float">
            <text:p>0.0709016393442623</text:p>
          </table:table-cell>
          <table:table-cell office:value-type="float" office:value="0.127459016393443" calcext:value-type="float">
            <text:p>0.127459016393443</text:p>
          </table:table-cell>
          <table:table-cell office:value-type="float" office:value="0.347950819672131" calcext:value-type="float">
            <text:p>0.347950819672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 kbps mp3</text:p>
          </table:table-cell>
          <table:table-cell office:value-type="float" office:value="1" calcext:value-type="float">
            <text:p>1</text:p>
          </table:table-cell>
          <table:table-cell office:value-type="float" office:value="0.0745901639344262" calcext:value-type="float">
            <text:p>0.0745901639344262</text:p>
          </table:table-cell>
          <table:table-cell office:value-type="float" office:value="0.125819672131148" calcext:value-type="float">
            <text:p>0.125819672131148</text:p>
          </table:table-cell>
          <table:table-cell office:value-type="float" office:value="0.352049180327869" calcext:value-type="float">
            <text:p>0.352049180327869</text:p>
          </table:table-cell>
          <table:table-cell office:value-type="float" office:value="1.02868852459016" calcext:value-type="float">
            <text:p>1.0286885245901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av</text:p>
          </table:table-cell>
          <table:table-cell/>
          <table:table-cell office:value-type="string" calcext:value-type="string">
            <text:p>160 kbps m4a</text:p>
          </table:table-cell>
          <table:table-cell/>
          <table:table-cell office:value-type="string" calcext:value-type="string">
            <text:p>96 kbps mp3</text:p>
          </table:table-cell>
          <table:table-cell/>
          <table:table-cell office:value-type="string" calcext:value-type="string">
            <text:p>48 kbps mp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proc/Tlive</text:p>
          </table:table-cell>
          <table:table-cell table:style-name="ce2" office:value-type="string" calcext:value-type="string">
            <text:p>wav</text:p>
          </table:table-cell>
          <table:table-cell/>
          <table:table-cell table:style-name="ce1" office:value-type="string" calcext:value-type="string">
            <text:p>160 kbps m4a</text:p>
          </table:table-cell>
          <table:table-cell/>
          <table:table-cell table:style-name="ce1" office:value-type="string" calcext:value-type="string">
            <text:p>96 kbps mp3</text:p>
          </table:table-cell>
          <table:table-cell/>
          <table:table-cell table:style-name="ce1" office:value-type="string" calcext:value-type="string">
            <text:p>48 kbps mp3</text:p>
          </table:table-cell>
        </table:table-row>
        <table:table-row table:style-name="ro1">
          <table:table-cell/>
          <table:table-cell office:value-type="float" office:value="0.0721311475409836" calcext:value-type="float">
            <text:p>0.0721311475409836</text:p>
          </table:table-cell>
          <table:table-cell table:style-name="ce4" office:value-type="float" office:value="0.0279232111692845" calcext:value-type="float">
            <text:p>0.0279</text:p>
          </table:table-cell>
          <table:table-cell office:value-type="float" office:value="0.0684426229508197" calcext:value-type="float">
            <text:p>0.0684426229508197</text:p>
          </table:table-cell>
          <table:table-cell table:style-name="ce4" office:value-type="float" office:value="0.0279232111692845" calcext:value-type="float">
            <text:p>0.0279</text:p>
          </table:table-cell>
          <table:table-cell office:value-type="float" office:value="0.0709016393442623" calcext:value-type="float">
            <text:p>0.0709016393442623</text:p>
          </table:table-cell>
          <table:table-cell table:style-name="ce4" office:value-type="float" office:value="0.031413612565445" calcext:value-type="float">
            <text:p>0.0314</text:p>
          </table:table-cell>
          <table:table-cell office:value-type="float" office:value="0.0745901639344262" calcext:value-type="float">
            <text:p>0.0745901639344262</text:p>
          </table:table-cell>
          <table:table-cell table:style-name="ce4" office:value-type="float" office:value="0.0261780104712042" calcext:value-type="float">
            <text:p>0.0262</text:p>
          </table:table-cell>
        </table:table-row>
        <table:table-row table:style-name="ro1">
          <table:table-cell/>
          <table:table-cell office:value-type="float" office:value="0.130737704918033" calcext:value-type="float">
            <text:p>0.130737704918033</text:p>
          </table:table-cell>
          <table:table-cell table:style-name="ce4" office:value-type="float" office:value="0.0139616055846422" calcext:value-type="float">
            <text:p>0.0140</text:p>
          </table:table-cell>
          <table:table-cell office:value-type="float" office:value="0.125819672131148" calcext:value-type="float">
            <text:p>0.125819672131148</text:p>
          </table:table-cell>
          <table:table-cell table:style-name="ce4" office:value-type="float" office:value="0.0191972076788831" calcext:value-type="float">
            <text:p>0.0192</text:p>
          </table:table-cell>
          <table:table-cell office:value-type="float" office:value="0.127459016393443" calcext:value-type="float">
            <text:p>0.127459016393443</text:p>
          </table:table-cell>
          <table:table-cell table:style-name="ce4" office:value-type="float" office:value="0.0157068062827225" calcext:value-type="float">
            <text:p>0.0157</text:p>
          </table:table-cell>
          <table:table-cell office:value-type="float" office:value="0.125819672131148" calcext:value-type="float">
            <text:p>0.125819672131148</text:p>
          </table:table-cell>
          <table:table-cell table:style-name="ce4" office:value-type="float" office:value="0.0157068062827225" calcext:value-type="float">
            <text:p>0.0157</text:p>
          </table:table-cell>
        </table:table-row>
        <table:table-row table:style-name="ro1">
          <table:table-cell/>
          <table:table-cell office:value-type="float" office:value="0.351229508196721" calcext:value-type="float">
            <text:p>0.351229508196721</text:p>
          </table:table-cell>
          <table:table-cell table:style-name="ce4" office:value-type="float" office:value="0.012216404886562" calcext:value-type="float">
            <text:p>0.0122</text:p>
          </table:table-cell>
          <table:table-cell office:value-type="float" office:value="0.350409836065574" calcext:value-type="float">
            <text:p>0.350409836065574</text:p>
          </table:table-cell>
          <table:table-cell table:style-name="ce4" office:value-type="float" office:value="0.0139616055846422" calcext:value-type="float">
            <text:p>0.0140</text:p>
          </table:table-cell>
          <table:table-cell office:value-type="float" office:value="0.347950819672131" calcext:value-type="float">
            <text:p>0.347950819672131</text:p>
          </table:table-cell>
          <table:table-cell table:style-name="ce4" office:value-type="float" office:value="0.012216404886562" calcext:value-type="float">
            <text:p>0.0122</text:p>
          </table:table-cell>
          <table:table-cell office:value-type="float" office:value="0.352049180327869" calcext:value-type="float">
            <text:p>0.352049180327869</text:p>
          </table:table-cell>
          <table:table-cell table:style-name="ce4" office:value-type="float" office:value="0.0104712041884817" calcext:value-type="float">
            <text:p>0.0105</text:p>
          </table:table-cell>
        </table:table-row>
        <table:table-row table:style-name="ro1">
          <table:table-cell/>
          <table:table-cell office:value-type="float" office:value="1.01229508196721" calcext:value-type="float">
            <text:p>1.01229508196721</text:p>
          </table:table-cell>
          <table:table-cell table:style-name="ce4" office:value-type="float" office:value="0.00349040139616056" calcext:value-type="float">
            <text:p>0.0035</text:p>
          </table:table-cell>
          <table:table-cell office:value-type="float" office:value="1.01065573770492" calcext:value-type="float">
            <text:p>1.01065573770492</text:p>
          </table:table-cell>
          <table:table-cell table:style-name="ce4" office:value-type="float" office:value="0.00349040139616056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174520069808028" calcext:value-type="float">
            <text:p>0.0017</text:p>
          </table:table-cell>
          <table:table-cell office:value-type="float" office:value="1.02868852459016" calcext:value-type="float">
            <text:p>1.02868852459016</text:p>
          </table:table-cell>
          <table:table-cell table:style-name="ce4" office:value-type="float" office:value="0.00174520069808028" calcext:value-type="float">
            <text:p>0.001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proc/Tlive</text:p>
          </table:table-cell>
          <table:table-cell office:value-type="string" calcext:value-type="string">
            <text:p>trend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84426229508197" calcext:value-type="float">
            <text:p>0.0684426229508197</text:p>
          </table:table-cell>
          <table:table-cell table:style-name="ce4" office:value-type="float" office:value="0.0279232111692845" calcext:value-type="float">
            <text:p>0.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09016393442623" calcext:value-type="float">
            <text:p>0.0709016393442623</text:p>
          </table:table-cell>
          <table:table-cell table:style-name="ce4" office:value-type="float" office:value="0.031413612565445" calcext:value-type="float">
            <text:p>0.0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21311475409836" calcext:value-type="float">
            <text:p>0.0721311475409836</text:p>
          </table:table-cell>
          <table:table-cell table:style-name="ce4" office:value-type="float" office:value="0.0279232111692845" calcext:value-type="float">
            <text:p>0.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45901639344262" calcext:value-type="float">
            <text:p>0.0745901639344262</text:p>
          </table:table-cell>
          <table:table-cell table:style-name="ce4" office:value-type="float" office:value="0.0261780104712042" calcext:value-type="float">
            <text:p>0.0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819672131148" calcext:value-type="float">
            <text:p>0.125819672131148</text:p>
          </table:table-cell>
          <table:table-cell table:style-name="ce4" office:value-type="float" office:value="0.0191972076788831" calcext:value-type="float">
            <text:p>0.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819672131148" calcext:value-type="float">
            <text:p>0.125819672131148</text:p>
          </table:table-cell>
          <table:table-cell table:style-name="ce4" office:value-type="float" office:value="0.0157068062827225" calcext:value-type="float">
            <text:p>0.0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7459016393443" calcext:value-type="float">
            <text:p>0.127459016393443</text:p>
          </table:table-cell>
          <table:table-cell table:style-name="ce4" office:value-type="float" office:value="0.0157068062827225" calcext:value-type="float">
            <text:p>0.0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0737704918033" calcext:value-type="float">
            <text:p>0.130737704918033</text:p>
          </table:table-cell>
          <table:table-cell table:style-name="ce4" office:value-type="float" office:value="0.0139616055846422" calcext:value-type="float">
            <text:p>0.0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47950819672131" calcext:value-type="float">
            <text:p>0.347950819672131</text:p>
          </table:table-cell>
          <table:table-cell table:style-name="ce4" office:value-type="float" office:value="0.012216404886562" calcext:value-type="float">
            <text:p>0.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0409836065574" calcext:value-type="float">
            <text:p>0.350409836065574</text:p>
          </table:table-cell>
          <table:table-cell table:style-name="ce4" office:value-type="float" office:value="0.0139616055846422" calcext:value-type="float">
            <text:p>0.0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1229508196721" calcext:value-type="float">
            <text:p>0.351229508196721</text:p>
          </table:table-cell>
          <table:table-cell table:style-name="ce4" office:value-type="float" office:value="0.012216404886562" calcext:value-type="float">
            <text:p>0.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2049180327869" calcext:value-type="float">
            <text:p>0.352049180327869</text:p>
          </table:table-cell>
          <table:table-cell table:style-name="ce4" office:value-type="float" office:value="0.0104712041884817" calcext:value-type="float">
            <text:p>0.0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174520069808028" calcext:value-type="float">
            <text:p>0.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065573770492" calcext:value-type="float">
            <text:p>1.01065573770492</text:p>
          </table:table-cell>
          <table:table-cell table:style-name="ce4" office:value-type="float" office:value="0.00349040139616056" calcext:value-type="float">
            <text:p>0.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229508196721" calcext:value-type="float">
            <text:p>1.01229508196721</text:p>
          </table:table-cell>
          <table:table-cell table:style-name="ce4" office:value-type="float" office:value="0.00349040139616056" calcext:value-type="float">
            <text:p>0.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868852459016" calcext:value-type="float">
            <text:p>1.02868852459016</text:p>
          </table:table-cell>
          <table:table-cell table:style-name="ce4" office:value-type="float" office:value="0.00174520069808028" calcext:value-type="float">
            <text:p>0.0017</text:p>
          </table:table-cell>
          <table:table-cell table:number-columns-repeated="6"/>
        </table:table-row>
      </table:table>
      <table:table table:name="Time" table:style-name="ta1">
        <table:shapes>
          <draw:frame draw:z-index="0" draw:style-name="gr1" draw:text-style-name="P1" svg:width="6.4705in" svg:height="4.915in" svg:x="6.785in" svg:y="0.3445in">
            <draw:object draw:notify-on-update-of-ranges="Time.C28:Time.C31 Time.G27:Time.G27 Time.G28:Tim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iv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P OMEN 3.3 GHz Ryzen 9x8, 64 MB r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ny.en</text:p>
          </table:table-cell>
          <table:table-cell office:value-type="string" calcext:value-type="string">
            <text:p>base.en</text:p>
          </table:table-cell>
          <table:table-cell office:value-type="string" calcext:value-type="string">
            <text:p>small.en</text:p>
          </table:table-cell>
          <table:table-cell office:value-type="string" calcext:value-type="string">
            <text:p>medium.en</text:p>
          </table:table-cell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File Size, MB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141.9" calcext:value-type="float">
            <text:p>141.9</text:p>
          </table:table-cell>
          <table:table-cell table:style-name="ce2" office:value-type="float" office:value="472.3" calcext:value-type="float">
            <text:p>472.3</text:p>
          </table:table-cell>
          <table:table-cell table:style-name="ce2" office:value-type="float" office:value="1492.2" calcext:value-type="float">
            <text:p>1492.2</text:p>
          </table:table-cell>
        </table:table-row>
        <table:table-row table:style-name="ro1">
          <table:table-cell/>
          <table:table-cell table:style-name="ce1" office:value-type="string" calcext:value-type="string">
            <text:p>wav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247" calcext:value-type="float">
            <text:p>247.0</text:p>
          </table:table-cell>
        </table:table-row>
        <table:table-row table:style-name="ro1">
          <table:table-cell/>
          <table:table-cell table:style-name="ce1" office:value-type="string" calcext:value-type="string">
            <text:p>160 kbps m4a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246.6" calcext:value-type="float">
            <text:p>246.6</text:p>
          </table:table-cell>
        </table:table-row>
        <table:table-row table:style-name="ro1">
          <table:table-cell/>
          <table:table-cell table:style-name="ce1" office:value-type="string" calcext:value-type="string">
            <text:p>96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244" calcext:value-type="float">
            <text:p>244.0</text:p>
          </table:table-cell>
        </table:table-row>
        <table:table-row table:style-name="ro1">
          <table:table-cell/>
          <table:table-cell table:style-name="ce1" office:value-type="string" calcext:value-type="string">
            <text:p>48 kbps mp3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251" calcext:value-type="float">
            <text:p>251.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/>
          <table:table-cell table:style-name="ce38"/>
          <table:table-cell table:style-name="ce10" office:value-type="string" calcext:value-type="string" table:number-columns-spanned="4" table:number-rows-spanned="1">
            <text:p>Model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tiny.en</text:p>
          </table:table-cell>
          <table:table-cell table:style-name="ce7" office:value-type="string" calcext:value-type="string">
            <text:p>base.en</text:p>
          </table:table-cell>
          <table:table-cell table:style-name="ce7" office:value-type="string" calcext:value-type="string">
            <text:p>small.en</text:p>
          </table:table-cell>
          <table:table-cell table:style-name="ce7" office:value-type="string" calcext:value-type="string">
            <text:p>medium.en</text:p>
          </table:table-cell>
        </table:table-row>
        <table:table-row table:style-name="ro1">
          <table:table-cell/>
          <table:table-cell table:style-name="ce7" office:value-type="string" calcext:value-type="string">
            <text:p>Description</text:p>
          </table:table-cell>
          <table:table-cell table:style-name="ce6" office:value-type="string" calcext:value-type="string">
            <text:p>File Size, MB</text:p>
          </table:table-cell>
          <table:table-cell table:style-name="ce9" office:value-type="float" office:value="73.8" calcext:value-type="float">
            <text:p>73.8</text:p>
          </table:table-cell>
          <table:table-cell table:style-name="ce9" office:value-type="float" office:value="141.9" calcext:value-type="float">
            <text:p>141.9</text:p>
          </table:table-cell>
          <table:table-cell table:style-name="ce9" office:value-type="float" office:value="472.3" calcext:value-type="float">
            <text:p>472.3</text:p>
          </table:table-cell>
          <table:table-cell table:style-name="ce9" office:value-type="float" office:value="1492.2" calcext:value-type="float">
            <text:p>1492.2</text:p>
          </table:table-cell>
        </table:table-row>
        <table:table-row table:style-name="ro1">
          <table:table-cell/>
          <table:table-cell table:style-name="ce7" office:value-type="string" calcext:value-type="string">
            <text:p>wav</text:p>
          </table:table-cell>
          <table:table-cell table:style-name="ce9" office:value-type="float" office:value="21" calcext:value-type="float">
            <text:p>21.0</text:p>
          </table:table-cell>
          <table:table-cell table:style-name="ce11" table:formula="of:=[.D6]/[.$C$1]" office:value-type="float" office:value="0.0721311475409836" calcext:value-type="float">
            <text:p>0.072</text:p>
          </table:table-cell>
          <table:table-cell table:style-name="ce11" table:formula="of:=[.E6]/[.$C$1]" office:value-type="float" office:value="0.130737704918033" calcext:value-type="float">
            <text:p>0.131</text:p>
          </table:table-cell>
          <table:table-cell table:style-name="ce11" table:formula="of:=[.F6]/[.$C$1]" office:value-type="float" office:value="0.351229508196721" calcext:value-type="float">
            <text:p>0.351</text:p>
          </table:table-cell>
          <table:table-cell table:style-name="ce11" table:formula="of:=[.G6]/[.$C$1]" office:value-type="float" office:value="1.01229508196721" calcext:value-type="float">
            <text:p>1.012</text:p>
          </table:table-cell>
        </table:table-row>
        <table:table-row table:style-name="ro1">
          <table:table-cell/>
          <table:table-cell table:style-name="ce7" office:value-type="string" calcext:value-type="string">
            <text:p>160 kbps m4a</text:p>
          </table:table-cell>
          <table:table-cell table:style-name="ce9" office:value-type="float" office:value="4.4" calcext:value-type="float">
            <text:p>4.4</text:p>
          </table:table-cell>
          <table:table-cell table:style-name="ce11" table:formula="of:=[.D7]/[.$C$1]" office:value-type="float" office:value="0.0684426229508197" calcext:value-type="float">
            <text:p>0.068</text:p>
          </table:table-cell>
          <table:table-cell table:style-name="ce11" table:formula="of:=[.E7]/[.$C$1]" office:value-type="float" office:value="0.125819672131148" calcext:value-type="float">
            <text:p>0.126</text:p>
          </table:table-cell>
          <table:table-cell table:style-name="ce11" table:formula="of:=[.F7]/[.$C$1]" office:value-type="float" office:value="0.350409836065574" calcext:value-type="float">
            <text:p>0.350</text:p>
          </table:table-cell>
          <table:table-cell table:style-name="ce11" table:formula="of:=[.G7]/[.$C$1]" office:value-type="float" office:value="1.01065573770492" calcext:value-type="float">
            <text:p>1.011</text:p>
          </table:table-cell>
        </table:table-row>
        <table:table-row table:style-name="ro1">
          <table:table-cell/>
          <table:table-cell table:style-name="ce7" office:value-type="string" calcext:value-type="string">
            <text:p>96 kbps mp3</text:p>
          </table:table-cell>
          <table:table-cell table:style-name="ce9" office:value-type="float" office:value="1" calcext:value-type="float">
            <text:p>1.0</text:p>
          </table:table-cell>
          <table:table-cell table:style-name="ce11" table:formula="of:=[.D8]/[.$C$1]" office:value-type="float" office:value="0.0709016393442623" calcext:value-type="float">
            <text:p>0.071</text:p>
          </table:table-cell>
          <table:table-cell table:style-name="ce11" table:formula="of:=[.E8]/[.$C$1]" office:value-type="float" office:value="0.127459016393443" calcext:value-type="float">
            <text:p>0.127</text:p>
          </table:table-cell>
          <table:table-cell table:style-name="ce11" table:formula="of:=[.F8]/[.$C$1]" office:value-type="float" office:value="0.347950819672131" calcext:value-type="float">
            <text:p>0.348</text:p>
          </table:table-cell>
          <table:table-cell table:style-name="ce11" table:formula="of:=[.G8]/[.$C$1]" office:value-type="float" office:value="1" calcext:value-type="float">
            <text:p>1.000</text:p>
          </table:table-cell>
        </table:table-row>
        <table:table-row table:style-name="ro1">
          <table:table-cell/>
          <table:table-cell table:style-name="ce7" office:value-type="string" calcext:value-type="string">
            <text:p>48 kbps mp3</text:p>
          </table:table-cell>
          <table:table-cell table:style-name="ce9" office:value-type="float" office:value="1" calcext:value-type="float">
            <text:p>1.0</text:p>
          </table:table-cell>
          <table:table-cell table:style-name="ce11" table:formula="of:=[.D9]/[.$C$1]" office:value-type="float" office:value="0.0745901639344262" calcext:value-type="float">
            <text:p>0.075</text:p>
          </table:table-cell>
          <table:table-cell table:style-name="ce11" table:formula="of:=[.E9]/[.$C$1]" office:value-type="float" office:value="0.125819672131148" calcext:value-type="float">
            <text:p>0.126</text:p>
          </table:table-cell>
          <table:table-cell table:style-name="ce11" table:formula="of:=[.F9]/[.$C$1]" office:value-type="float" office:value="0.352049180327869" calcext:value-type="float">
            <text:p>0.352</text:p>
          </table:table-cell>
          <table:table-cell table:style-name="ce11" table:formula="of:=[.G9]/[.$C$1]" office:value-type="float" office:value="1.02868852459016" calcext:value-type="float">
            <text:p>1.02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B Size, MB</text:p>
          </table:table-cell>
          <table:table-cell table:number-columns-repeated="3"/>
          <table:table-cell office:value-type="string" calcext:value-type="string">
            <text:p>Process / Live Time</text:p>
          </table:table-cell>
        </table:table-row>
        <table:table-row table:style-name="ro1">
          <table:table-cell/>
          <table:table-cell office:value-type="string" calcext:value-type="string">
            <text:p>tiny.en</text:p>
          </table:table-cell>
          <table:table-cell office:value-type="float" office:value="73.8" calcext:value-type="float">
            <text:p>73.8</text:p>
          </table:table-cell>
          <table:table-cell office:value-type="float" office:value="0.0721311475409836" calcext:value-type="float">
            <text:p>0.0721311475409836</text:p>
          </table:table-cell>
          <table:table-cell office:value-type="float" office:value="0.0684426229508197" calcext:value-type="float">
            <text:p>0.0684426229508197</text:p>
          </table:table-cell>
          <table:table-cell office:value-type="float" office:value="0.0709016393442623" calcext:value-type="float">
            <text:p>0.0709016393442623</text:p>
          </table:table-cell>
          <table:table-cell office:value-type="float" office:value="0.0745901639344262" calcext:value-type="float">
            <text:p>0.0745901639344262</text:p>
          </table:table-cell>
        </table:table-row>
        <table:table-row table:style-name="ro1">
          <table:table-cell/>
          <table:table-cell office:value-type="string" calcext:value-type="string">
            <text:p>base.en</text:p>
          </table:table-cell>
          <table:table-cell office:value-type="float" office:value="141.9" calcext:value-type="float">
            <text:p>141.9</text:p>
          </table:table-cell>
          <table:table-cell office:value-type="float" office:value="0.130737704918033" calcext:value-type="float">
            <text:p>0.130737704918033</text:p>
          </table:table-cell>
          <table:table-cell office:value-type="float" office:value="0.125819672131148" calcext:value-type="float">
            <text:p>0.125819672131148</text:p>
          </table:table-cell>
          <table:table-cell office:value-type="float" office:value="0.127459016393443" calcext:value-type="float">
            <text:p>0.127459016393443</text:p>
          </table:table-cell>
          <table:table-cell office:value-type="float" office:value="0.125819672131148" calcext:value-type="float">
            <text:p>0.125819672131148</text:p>
          </table:table-cell>
        </table:table-row>
        <table:table-row table:style-name="ro1">
          <table:table-cell/>
          <table:table-cell office:value-type="string" calcext:value-type="string">
            <text:p>small.en</text:p>
          </table:table-cell>
          <table:table-cell office:value-type="float" office:value="472.3" calcext:value-type="float">
            <text:p>472.3</text:p>
          </table:table-cell>
          <table:table-cell office:value-type="float" office:value="0.351229508196721" calcext:value-type="float">
            <text:p>0.351229508196721</text:p>
          </table:table-cell>
          <table:table-cell office:value-type="float" office:value="0.350409836065574" calcext:value-type="float">
            <text:p>0.350409836065574</text:p>
          </table:table-cell>
          <table:table-cell office:value-type="float" office:value="0.347950819672131" calcext:value-type="float">
            <text:p>0.347950819672131</text:p>
          </table:table-cell>
          <table:table-cell office:value-type="float" office:value="0.352049180327869" calcext:value-type="float">
            <text:p>0.352049180327869</text:p>
          </table:table-cell>
        </table:table-row>
        <table:table-row table:style-name="ro1">
          <table:table-cell/>
          <table:table-cell office:value-type="string" calcext:value-type="string">
            <text:p>medium.en</text:p>
          </table:table-cell>
          <table:table-cell office:value-type="float" office:value="1492.2" calcext:value-type="float">
            <text:p>1492.2</text:p>
          </table:table-cell>
          <table:table-cell office:value-type="float" office:value="1.01229508196721" calcext:value-type="float">
            <text:p>1.01229508196721</text:p>
          </table:table-cell>
          <table:table-cell office:value-type="float" office:value="1.01065573770492" calcext:value-type="float">
            <text:p>1.01065573770492</text:p>
          </table:table-cell>
          <table:table-cell office:value-type="float" office:value="1" calcext:value-type="float">
            <text:p>1</text:p>
          </table:table-cell>
          <table:table-cell office:value-type="float" office:value="1.02868852459016" calcext:value-type="float">
            <text:p>1.02868852459016</text:p>
          </table:table-cell>
        </table:table-row>
      </table:table>
      <table:table table:name="Size" table:style-name="ta1">
        <table:table-column table:style-name="co1" table:default-cell-style-name="Default"/>
        <table:table-column table:style-name="co4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tiny.en</text:p>
          </table:table-cell>
          <table:table-cell table:style-name="ce1" office:value-type="string" calcext:value-type="string">
            <text:p>base.en</text:p>
          </table:table-cell>
          <table:table-cell table:style-name="ce1" office:value-type="string" calcext:value-type="string">
            <text:p>small.en</text:p>
          </table:table-cell>
          <table:table-cell table:style-name="ce1" office:value-type="string" calcext:value-type="string">
            <text:p>medium.en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File Size, M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v</text:p>
          </table:table-cell>
          <table:table-cell office:value-type="float" office:value="21" calcext:value-type="float">
            <text:p>2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0 kbps m4a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6 kbps mp3</text:p>
          </table:table-cell>
          <table:table-cell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kbps mp3</text:p>
          </table:table-cell>
          <table:table-cell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kbps m4a</text:p>
          </table:table-cell>
          <table:table-cell office:value-type="float" office:value="3" calcext:value-type="float">
            <text:p>3.0</text:p>
          </table:table-cell>
          <table:table-cell table:number-columns-repeated="4"/>
        </table:table-row>
      </table:table>
      <table:table table:name="Platform" table:style-name="ta1">
        <table:table-column table:style-name="co1" table:default-cell-style-name="Default"/>
        <table:table-column table:style-name="co5" table:default-cell-style-name="ce13"/>
        <table:table-column table:style-name="co1" table:default-cell-style-name="ce18"/>
        <table:table-column table:style-name="co6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Units: <text:s/>times are ratio over Live time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5" table:number-columns-repeated="2"/>
          <table:table-cell table:style-name="ce20" office:value-type="string" calcext:value-type="string">
            <text:p>Command Line Interface (cli)</text:p>
          </table:table-cell>
          <table:table-cell table:style-name="ce25" office:value-type="string" calcext:value-type="string" table:number-columns-spanned="4" table:number-rows-spanned="1">
            <text:p>Native Python</text:p>
          </table:table-cell>
          <table:covered-table-cell table:number-columns-repeated="2" table:style-name="ce38"/>
          <table:covered-table-cell table:style-name="ce12"/>
        </table:table-row>
        <table:table-row table:style-name="ro1">
          <table:table-cell table:number-columns-repeated="2"/>
          <table:table-cell table:style-name="ce16" office:value-type="string" calcext:value-type="string">
            <text:p>Live</text:p>
          </table:table-cell>
          <table:table-cell table:style-name="ce1" office:value-type="string" calcext:value-type="string">
            <text:p>base.en</text:p>
          </table:table-cell>
          <table:table-cell table:style-name="ce1" office:value-type="string" calcext:value-type="string">
            <text:p>tiny.en</text:p>
          </table:table-cell>
          <table:table-cell table:style-name="ce1" office:value-type="string" calcext:value-type="string">
            <text:p>base.en</text:p>
          </table:table-cell>
          <table:table-cell table:style-name="ce1" office:value-type="string" calcext:value-type="string">
            <text:p>small.en</text:p>
          </table:table-cell>
          <table:table-cell table:style-name="ce26" office:value-type="string" calcext:value-type="string">
            <text:p>medium.en</text:p>
          </table:table-cell>
        </table:table-row>
        <table:table-row table:style-name="ro1">
          <table:table-cell/>
          <table:table-cell table:style-name="ce5"/>
          <table:table-cell table:style-name="ce17"/>
          <table:table-cell table:style-name="ce21" table:number-columns-repeated="4"/>
          <table:table-cell table:style-name="ce27"/>
        </table:table-row>
        <table:table-row table:style-name="ro1">
          <table:table-cell/>
          <table:table-cell table:style-name="ce47" office:value-type="string" calcext:value-type="string">
            <text:p>Language Model Size, MB</text:p>
          </table:table-cell>
          <table:table-cell table:style-name="ce19"/>
          <table:table-cell table:style-name="ce57" office:value-type="float" office:value="142" calcext:value-type="float">
            <text:p>142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142" calcext:value-type="float">
            <text:p>142</text:p>
          </table:table-cell>
          <table:table-cell table:style-name="ce57" office:value-type="float" office:value="473" calcext:value-type="float">
            <text:p>473</text:p>
          </table:table-cell>
          <table:table-cell table:style-name="ce65" office:value-type="float" office:value="1420" calcext:value-type="float">
            <text:p>1420</text:p>
          </table:table-cell>
        </table:table-row>
        <table:table-row table:style-name="ro1">
          <table:table-cell table:number-columns-repeated="3"/>
          <table:table-cell table:style-name="ce58" table:number-columns-repeated="4"/>
          <table:table-cell table:style-name="ce66"/>
        </table:table-row>
        <table:table-row table:style-name="ro3">
          <table:table-cell/>
          <table:table-cell office:value-type="string" calcext:value-type="string">
            <text:p>Voice</text:p>
          </table:table-cell>
          <table:table-cell table:style-name="ce54" office:value-type="float" office:value="1" calcext:value-type="float">
            <text:p>1.00</text:p>
          </table:table-cell>
          <table:table-cell table:style-name="ce58" table:number-columns-repeated="4"/>
          <table:table-cell table:style-name="ce66"/>
        </table:table-row>
        <table:table-row table:style-name="ro1">
          <table:table-cell table:number-columns-repeated="3"/>
          <table:table-cell table:style-name="ce58" table:number-columns-repeated="4"/>
          <table:table-cell table:style-name="ce66"/>
        </table:table-row>
        <table:table-row table:style-name="ro2">
          <table:table-cell/>
          <table:table-cell table:style-name="ce14" office:value-type="string" calcext:value-type="string">
            <text:p>MacBook Air 2015 macOS Monterrey 12.6.5, 2.2 GHz i7x2 8 GB Ram</text:p>
          </table:table-cell>
          <table:table-cell/>
          <table:table-cell table:style-name="ce59" office:value-type="float" office:value="0.7" calcext:value-type="float">
            <text:p>0.70</text:p>
          </table:table-cell>
          <table:table-cell table:style-name="ce59" office:value-type="float" office:value="0.08" calcext:value-type="float">
            <text:p>0.08</text:p>
          </table:table-cell>
          <table:table-cell table:style-name="ce59" office:value-type="float" office:value="0.18" calcext:value-type="float">
            <text:p>0.18</text:p>
          </table:table-cell>
          <table:table-cell table:style-name="ce59" office:value-type="float" office:value="0.51" calcext:value-type="float">
            <text:p>0.51</text:p>
          </table:table-cell>
          <table:table-cell table:style-name="ce67"/>
        </table:table-row>
        <table:table-row table:style-name="ro4">
          <table:table-cell table:number-columns-repeated="3"/>
          <table:table-cell table:style-name="ce59" table:number-columns-repeated="4"/>
          <table:table-cell table:style-name="ce67"/>
        </table:table-row>
        <table:table-row table:style-name="ro2">
          <table:table-cell/>
          <table:table-cell table:style-name="ce14" office:value-type="string" calcext:value-type="string">
            <text:p>HP OMEN 2022 Windows 11, 3.3 GHz Ryzen 9x8 64 GB Ram</text:p>
          </table:table-cell>
          <table:table-cell/>
          <table:table-cell table:style-name="ce59" office:value-type="float" office:value="0.53" calcext:value-type="float">
            <text:p>0.53</text:p>
          </table:table-cell>
          <table:table-cell table:style-name="ce59" office:value-type="float" office:value="0.08" calcext:value-type="float">
            <text:p>0.08</text:p>
          </table:table-cell>
          <table:table-cell table:style-name="ce59" office:value-type="float" office:value="0.13" calcext:value-type="float">
            <text:p>0.13</text:p>
          </table:table-cell>
          <table:table-cell table:style-name="ce59" office:value-type="float" office:value="0.51" calcext:value-type="float">
            <text:p>0.51</text:p>
          </table:table-cell>
          <table:table-cell table:style-name="ce67" office:value-type="float" office:value="1.24" calcext:value-type="float">
            <text:p>1.24</text:p>
          </table:table-cell>
        </table:table-row>
        <table:table-row table:style-name="ro4">
          <table:table-cell table:number-columns-repeated="3"/>
          <table:table-cell table:style-name="ce59" table:number-columns-repeated="4"/>
          <table:table-cell table:style-name="ce67"/>
        </table:table-row>
        <table:table-row table:style-name="ro2">
          <table:table-cell/>
          <table:table-cell table:style-name="ce15" office:value-type="string" calcext:value-type="string">
            <text:p>Lenovo 300e 2<text:span text:style-name="T1">nd</text:span> Gen Linux Ubuntu 22.04, 1.1 GHz CeleronX4 4 GB Ram</text:p>
          </table:table-cell>
          <table:table-cell table:style-name="ce19"/>
          <table:table-cell table:style-name="ce60" table:number-columns-repeated="2"/>
          <table:table-cell table:style-name="ce60" office:value-type="float" office:value="0.43" calcext:value-type="float">
            <text:p>0.43</text:p>
          </table:table-cell>
          <table:table-cell table:style-name="ce60"/>
          <table:table-cell table:style-name="ce68"/>
        </table:table-row>
      </table:table>
      <table:named-expressions/>
      <table:database-ranges>
        <table:database-range table:name="__Anonymous_Sheet_DB__0" table:target-range-address="WER.B47:WER.C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04:09:48.843000000</meta:creation-date>
    <dc:date>2023-04-29T13:47:28.306000000</dc:date>
    <meta:editing-duration>PT4H5M12S</meta:editing-duration>
    <meta:editing-cycles>32</meta:editing-cycles>
    <meta:generator>LibreOffice/7.5.1.2$Windows_X86_64 LibreOffice_project/fcbaee479e84c6cd81291587d2ee68cba099e129</meta:generator>
    <meta:document-statistic meta:table-count="4" meta:cell-count="359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6cm" svg:height="12.485cm" xlink:href=".." xlink:type="simple" chart:class="chart:scatter" chart:style-name="ch1">
        <chart:title svg:x="4.391cm" svg:y="0.385cm" chart:style-name="ch2">
          <text:p>Processing Time on 3.3 GHz Ryzen 9</text:p>
        </chart:title>
        <chart:subtitle svg:x="5.462cm" svg:y="1.413cm" chart:style-name="ch3">
          <text:p>Compared to Live, Windows 11</text:p>
        </chart:subtitle>
        <chart:plot-area chart:style-name="ch4" table:cell-range-address="Time.C28:Time.C31 Time.G27:Time.G31" chart:data-source-has-labels="row" svg:x="1.339cm" svg:y="2.345cm" svg:width="14.769cm" svg:height="8.91cm">
          <chart:coordinate-region svg:x="2.066cm" svg:y="2.545cm" svg:width="13.67cm" svg:height="8.063cm"/>
          <chart:axis chart:dimension="x" chart:name="primary-x" chart:style-name="ch5">
            <chart:title svg:x="6.761cm" svg:y="11.504cm" chart:style-name="ch6">
              <text:p>Language Model Size, MB</text:p>
            </chart:title>
            <chart:grid chart:style-name="ch7" chart:class="major"/>
          </chart:axis>
          <chart:axis chart:dimension="y" chart:name="primary-y" chart:style-name="ch8">
            <chart:title svg:x="0.451cm" svg:y="8.656cm" chart:style-name="ch9">
              <text:p>Process Time / Live Time</text:p>
            </chart:title>
            <chart:grid chart:style-name="ch7" chart:class="major"/>
          </chart:axis>
          <chart:series chart:style-name="ch10" chart:values-cell-range-address="Time.G28:Time.G31" chart:label-cell-address="Time.G27:Time.G27" chart:class="chart:scatter">
            <chart:domain table:cell-range-address="Time.C28:Time.C3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cess / Live Time</text:p>
                <draw:g>
                  <svg:desc>Time.G27:Time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8">
                <text:p>73.8</text:p>
                <draw:g>
                  <svg:desc>Time.C28:Time.C31</svg:desc>
                </draw:g>
              </table:table-cell>
              <table:table-cell office:value-type="float" office:value="0.0745901639344262">
                <text:p>0.0745901639344262</text:p>
                <draw:g>
                  <svg:desc>Time.G28:Time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9">
                <text:p>141.9</text:p>
              </table:table-cell>
              <table:table-cell office:value-type="float" office:value="0.125819672131148">
                <text:p>0.125819672131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2.3">
                <text:p>472.3</text:p>
              </table:table-cell>
              <table:table-cell office:value-type="float" office:value="0.352049180327869">
                <text:p>0.352049180327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2.2">
                <text:p>1492.2</text:p>
              </table:table-cell>
              <table:table-cell office:value-type="float" office:value="1.02868852459016">
                <text:p>1.02868852459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afafa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true" chart:minimum="20" chart:maximum="2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632cm" svg:height="12.034cm" xlink:href=".." xlink:type="simple" chart:class="chart:scatter" chart:style-name="ch1">
        <chart:title svg:x="3.113cm" svg:y="0.376cm" chart:style-name="ch2">
          <text:p>Whisper Word Error Rate for a Sample (FGP mono)</text:p>
        </chart:title>
        <chart:subtitle svg:x="2.269cm" svg:y="0.852cm" chart:style-name="ch3">
          <text:p>65 year-old male, difficult wording
Language models:  tiny.en, base.en, small.en, medium.en</text:p>
        </chart:subtitle>
        <chart:legend chart:legend-position="end" svg:x="11.561cm" svg:y="2.707cm" style:legend-expansion="custom" svg:width="3.434cm" svg:height="2.797cm" style:legend-expansion-aspect-ratio="1.22774401144083" chart:style-name="ch4"/>
        <chart:plot-area chart:style-name="ch5" table:cell-range-address="WER.C21:WER.G24 WER.D20:WER.G20" chart:data-source-has-labels="row" svg:x="0.508cm" svg:y="2.15cm" svg:width="15.855cm" svg:height="9.194cm">
          <chart:coordinate-region svg:x="1.791cm" svg:y="2.349cm" svg:width="14.2cm" svg:height="8.348cm"/>
          <chart:axis chart:dimension="x" chart:name="primary-x" chart:style-name="ch6">
            <chart:title svg:x="6.473cm" svg:y="11.474cm" chart:style-name="ch7">
              <text:p>Language Model Size, MB</text:p>
            </chart:title>
            <chart:grid chart:style-name="ch8" chart:class="major"/>
          </chart:axis>
          <chart:axis chart:dimension="y" chart:name="primary-y" chart:style-name="ch9">
            <chart:title svg:x="0cm" svg:y="7.175cm" chart:style-name="ch10">
              <text:p>WER</text:p>
            </chart:title>
            <chart:grid chart:style-name="ch8" chart:class="major"/>
          </chart:axis>
          <chart:series chart:style-name="ch11" chart:values-cell-range-address="WER.D21:WER.D24" chart:label-cell-address="WER.D20:WER.D20" chart:class="chart:scatter">
            <chart:domain table:cell-range-address="WER.C21:WER.C24"/>
            <chart:data-point chart:repeated="4"/>
          </chart:series>
          <chart:series chart:style-name="ch12" chart:values-cell-range-address="WER.E21:WER.E24" chart:label-cell-address="WER.E20:WER.E20" chart:class="chart:scatter">
            <chart:data-point chart:repeated="4"/>
          </chart:series>
          <chart:series chart:style-name="ch13" chart:values-cell-range-address="WER.F21:WER.F24" chart:label-cell-address="WER.F20:WER.F20" chart:class="chart:scatter">
            <chart:data-point chart:repeated="4"/>
          </chart:series>
          <chart:series chart:style-name="ch14" chart:values-cell-range-address="WER.G21:WER.G24" chart:label-cell-address="WER.G20:WER.G20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av</text:p>
                <draw:g>
                  <svg:desc>WER.D20:WER.D20</svg:desc>
                </draw:g>
              </table:table-cell>
              <table:table-cell office:value-type="string">
                <text:p>160 kbps m4a</text:p>
                <draw:g>
                  <svg:desc>WER.E20:WER.E20</svg:desc>
                </draw:g>
              </table:table-cell>
              <table:table-cell office:value-type="string">
                <text:p>96 kbps mp3</text:p>
                <draw:g>
                  <svg:desc>WER.F20:WER.F20</svg:desc>
                </draw:g>
              </table:table-cell>
              <table:table-cell office:value-type="string">
                <text:p>48 kbps mp3</text:p>
                <draw:g>
                  <svg:desc>WER.G20:WER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8">
                <text:p>73.8</text:p>
                <draw:g>
                  <svg:desc>WER.C21:WER.C24</svg:desc>
                </draw:g>
              </table:table-cell>
              <table:table-cell office:value-type="float" office:value="0.0279232111692845">
                <text:p>0.0279232111692845</text:p>
                <draw:g>
                  <svg:desc>WER.D21:WER.D24</svg:desc>
                </draw:g>
              </table:table-cell>
              <table:table-cell office:value-type="float" office:value="0.0279232111692845">
                <text:p>0.0279232111692845</text:p>
                <draw:g>
                  <svg:desc>WER.E21:WER.E24</svg:desc>
                </draw:g>
              </table:table-cell>
              <table:table-cell office:value-type="float" office:value="0.031413612565445">
                <text:p>0.031413612565445</text:p>
                <draw:g>
                  <svg:desc>WER.F21:WER.F24</svg:desc>
                </draw:g>
              </table:table-cell>
              <table:table-cell office:value-type="float" office:value="0.0261780104712042">
                <text:p>0.0261780104712042</text:p>
                <draw:g>
                  <svg:desc>WER.G21:WER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9">
                <text:p>141.9</text:p>
              </table:table-cell>
              <table:table-cell office:value-type="float" office:value="0.0139616055846422">
                <text:p>0.0139616055846422</text:p>
              </table:table-cell>
              <table:table-cell office:value-type="float" office:value="0.0191972076788831">
                <text:p>0.0191972076788831</text:p>
              </table:table-cell>
              <table:table-cell office:value-type="float" office:value="0.0157068062827225">
                <text:p>0.0157068062827225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2.3">
                <text:p>472.3</text:p>
              </table:table-cell>
              <table:table-cell office:value-type="float" office:value="0.012216404886562">
                <text:p>0.012216404886562</text:p>
              </table:table-cell>
              <table:table-cell office:value-type="float" office:value="0.0139616055846422">
                <text:p>0.0139616055846422</text:p>
              </table:table-cell>
              <table:table-cell office:value-type="float" office:value="0.012216404886562">
                <text:p>0.012216404886562</text:p>
              </table:table-cell>
              <table:table-cell office:value-type="float" office:value="0.0104712041884817">
                <text:p>0.0104712041884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2.2">
                <text:p>1492.2</text:p>
              </table:table-cell>
              <table:table-cell office:value-type="float" office:value="0.00349040139616056">
                <text:p>0.00349040139616056</text:p>
              </table:table-cell>
              <table:table-cell office:value-type="float" office:value="0.00349040139616056">
                <text:p>0.00349040139616056</text:p>
              </table:table-cell>
              <table:table-cell office:value-type="float" office:value="0.00174520069808028">
                <text:p>0.00174520069808028</text:p>
              </table:table-cell>
              <table:table-cell office:value-type="float" office:value="0.00174520069808028">
                <text:p>0.00174520069808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minimum="0.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3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draw:stroke="dash" draw:stroke-dash="Long_20_Dash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81cm" svg:height="13.283cm" xlink:href=".." xlink:type="simple" chart:class="chart:scatter" chart:style-name="ch1">
        <chart:title svg:x="3.787cm" svg:y="0.401cm" chart:style-name="ch2">
          <text:p>Whisper Word Error Rate for a Sample (FGP mono)</text:p>
        </chart:title>
        <chart:subtitle svg:x="4.012cm" svg:y="1.445cm" chart:style-name="ch3">
          <text:p>65 year-old male, difficult wording
Language models:  tiny.en, base.en, small.en, medium.en</text:p>
        </chart:subtitle>
        <chart:legend chart:legend-position="end" svg:x="11.051cm" svg:y="3.622cm" style:legend-expansion="custom" svg:width="5.317cm" svg:height="2.59cm" style:legend-expansion-aspect-ratio="2.05289575289575" chart:style-name="ch4"/>
        <chart:plot-area chart:style-name="ch5" table:cell-range-address="WER.B40:WER.C43 WER.C39:WER.C39 WER.H38:WER.H38 WER.I40:WER.I43 WER.F38:WER.F38 WER.G40:WER.G43 WER.D38:WER.D38 WER.E40:WER.E43 WER.C47:WER.C63" chart:data-source-has-labels="row" svg:x="1.571cm" svg:y="3.094cm" svg:width="15.771cm" svg:height="8.757cm">
          <chart:coordinate-region svg:x="2.669cm" svg:y="3.294cm" svg:width="14.486cm" svg:height="7.91cm"/>
          <chart:axis chart:dimension="x" chart:name="primary-x" chart:style-name="ch6">
            <chart:title svg:x="7.388cm" svg:y="12.116cm" chart:style-name="ch7">
              <text:p>Processing time, ratio to liv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652cm" svg:y="7.9cm" chart:style-name="ch11">
              <text:p>WER</text:p>
            </chart:title>
            <chart:grid chart:style-name="ch8" chart:class="major"/>
          </chart:axis>
          <chart:series chart:style-name="ch12" chart:values-cell-range-address="WER.C40:WER.C43" chart:label-cell-address="WER.C39:WER.C39" chart:class="chart:scatter">
            <chart:domain table:cell-range-address="WER.B40:WER.B43"/>
            <chart:data-point chart:repeated="4"/>
          </chart:series>
          <chart:series chart:style-name="ch13" chart:values-cell-range-address="WER.I40:WER.I43" chart:label-cell-address="WER.H38:WER.H38" chart:class="chart:scatter">
            <chart:domain table:cell-range-address="WER.H40:WER.H43"/>
            <chart:data-point chart:repeated="4"/>
          </chart:series>
          <chart:series chart:style-name="ch14" chart:values-cell-range-address="WER.G40:WER.G43" chart:label-cell-address="WER.F38:WER.F38" chart:class="chart:scatter">
            <chart:domain table:cell-range-address="WER.F40:WER.F43"/>
            <chart:data-point chart:repeated="4"/>
          </chart:series>
          <chart:series chart:style-name="ch15" chart:values-cell-range-address="WER.E40:WER.E43" chart:label-cell-address="WER.D38:WER.D38" chart:class="chart:scatter">
            <chart:domain table:cell-range-address="WER.D40:WER.D43"/>
            <chart:data-point chart:repeated="4"/>
          </chart:series>
          <chart:series chart:style-name="ch16" chart:values-cell-range-address="WER.C48:WER.C63" chart:label-cell-address="WER.C47:WER.C47" chart:class="chart:scatter">
            <chart:domain table:cell-range-address="WER.B48:WER.B63"/>
            <chart:regression-curve chart:style-name="ch17"/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v</text:p>
                <draw:g>
                  <svg:desc>WER.C39:WER.C3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48 kbps mp3</text:p>
                <draw:g>
                  <svg:desc>WER.H38:WER.H3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96 kbps mp3</text:p>
                <draw:g>
                  <svg:desc>WER.F38:WER.F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60 kbps m4a</text:p>
                <draw:g>
                  <svg:desc>WER.D38:WER.D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end</text:p>
                <draw:g>
                  <svg:desc>WER.C47:WER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21311475409836">
                <text:p>0.0721311475409836</text:p>
                <draw:g>
                  <svg:desc>WER.B40:WER.B43</svg:desc>
                </draw:g>
              </table:table-cell>
              <table:table-cell office:value-type="float" office:value="0.0279232111692845">
                <text:p>0.0279232111692845</text:p>
                <draw:g>
                  <svg:desc>WER.C40:WER.C43</svg:desc>
                </draw:g>
              </table:table-cell>
              <table:table-cell office:value-type="float" office:value="0.0745901639344262">
                <text:p>0.0745901639344262</text:p>
                <draw:g>
                  <svg:desc>WER.H40:WER.H43</svg:desc>
                </draw:g>
              </table:table-cell>
              <table:table-cell office:value-type="float" office:value="0.0261780104712042">
                <text:p>0.0261780104712042</text:p>
                <draw:g>
                  <svg:desc>WER.I40:WER.I43</svg:desc>
                </draw:g>
              </table:table-cell>
              <table:table-cell office:value-type="float" office:value="0.0709016393442623">
                <text:p>0.0709016393442623</text:p>
                <draw:g>
                  <svg:desc>WER.F40:WER.F43</svg:desc>
                </draw:g>
              </table:table-cell>
              <table:table-cell office:value-type="float" office:value="0.031413612565445">
                <text:p>0.031413612565445</text:p>
                <draw:g>
                  <svg:desc>WER.G40:WER.G43</svg:desc>
                </draw:g>
              </table:table-cell>
              <table:table-cell office:value-type="float" office:value="0.0684426229508197">
                <text:p>0.0684426229508197</text:p>
                <draw:g>
                  <svg:desc>WER.D40:WER.D43</svg:desc>
                </draw:g>
              </table:table-cell>
              <table:table-cell office:value-type="float" office:value="0.0279232111692845">
                <text:p>0.0279232111692845</text:p>
                <draw:g>
                  <svg:desc>WER.E40:WER.E43</svg:desc>
                </draw:g>
              </table:table-cell>
              <table:table-cell office:value-type="float" office:value="0.0684426229508197">
                <text:p>0.0684426229508197</text:p>
                <draw:g>
                  <svg:desc>WER.B48:WER.B63</svg:desc>
                </draw:g>
              </table:table-cell>
              <table:table-cell office:value-type="float" office:value="0.0279232111692845">
                <text:p>0.0279232111692845</text:p>
                <draw:g>
                  <svg:desc>WER.C48:WER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737704918033">
                <text:p>0.130737704918033</text:p>
              </table:table-cell>
              <table:table-cell office:value-type="float" office:value="0.0139616055846422">
                <text:p>0.0139616055846422</text:p>
              </table:table-cell>
              <table:table-cell office:value-type="float" office:value="0.125819672131148">
                <text:p>0.125819672131148</text:p>
              </table:table-cell>
              <table:table-cell office:value-type="float" office:value="0.0157068062827225">
                <text:p>0.0157068062827225</text:p>
              </table:table-cell>
              <table:table-cell office:value-type="float" office:value="0.127459016393443">
                <text:p>0.127459016393443</text:p>
              </table:table-cell>
              <table:table-cell office:value-type="float" office:value="0.0157068062827225">
                <text:p>0.0157068062827225</text:p>
              </table:table-cell>
              <table:table-cell office:value-type="float" office:value="0.125819672131148">
                <text:p>0.125819672131148</text:p>
              </table:table-cell>
              <table:table-cell office:value-type="float" office:value="0.0191972076788831">
                <text:p>0.0191972076788831</text:p>
              </table:table-cell>
              <table:table-cell office:value-type="float" office:value="0.0709016393442623">
                <text:p>0.0709016393442623</text:p>
              </table:table-cell>
              <table:table-cell office:value-type="float" office:value="0.031413612565445">
                <text:p>0.031413612565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1229508196721">
                <text:p>0.351229508196721</text:p>
              </table:table-cell>
              <table:table-cell office:value-type="float" office:value="0.012216404886562">
                <text:p>0.012216404886562</text:p>
              </table:table-cell>
              <table:table-cell office:value-type="float" office:value="0.352049180327869">
                <text:p>0.352049180327869</text:p>
              </table:table-cell>
              <table:table-cell office:value-type="float" office:value="0.0104712041884817">
                <text:p>0.0104712041884817</text:p>
              </table:table-cell>
              <table:table-cell office:value-type="float" office:value="0.347950819672131">
                <text:p>0.347950819672131</text:p>
              </table:table-cell>
              <table:table-cell office:value-type="float" office:value="0.012216404886562">
                <text:p>0.012216404886562</text:p>
              </table:table-cell>
              <table:table-cell office:value-type="float" office:value="0.350409836065574">
                <text:p>0.350409836065574</text:p>
              </table:table-cell>
              <table:table-cell office:value-type="float" office:value="0.0139616055846422">
                <text:p>0.0139616055846422</text:p>
              </table:table-cell>
              <table:table-cell office:value-type="float" office:value="0.0721311475409836">
                <text:p>0.0721311475409836</text:p>
              </table:table-cell>
              <table:table-cell office:value-type="float" office:value="0.0279232111692845">
                <text:p>0.0279232111692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229508196721">
                <text:p>1.01229508196721</text:p>
              </table:table-cell>
              <table:table-cell office:value-type="float" office:value="0.00349040139616056">
                <text:p>0.00349040139616056</text:p>
              </table:table-cell>
              <table:table-cell office:value-type="float" office:value="1.02868852459016">
                <text:p>1.02868852459016</text:p>
              </table:table-cell>
              <table:table-cell office:value-type="float" office:value="0.00174520069808028">
                <text:p>0.00174520069808028</text:p>
              </table:table-cell>
              <table:table-cell office:value-type="float" office:value="1">
                <text:p>1</text:p>
              </table:table-cell>
              <table:table-cell office:value-type="float" office:value="0.00174520069808028">
                <text:p>0.00174520069808028</text:p>
              </table:table-cell>
              <table:table-cell office:value-type="float" office:value="1.01065573770492">
                <text:p>1.01065573770492</text:p>
              </table:table-cell>
              <table:table-cell office:value-type="float" office:value="0.00349040139616056">
                <text:p>0.00349040139616056</text:p>
              </table:table-cell>
              <table:table-cell office:value-type="float" office:value="0.0745901639344262">
                <text:p>0.0745901639344262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819672131148">
                <text:p>0.125819672131148</text:p>
              </table:table-cell>
              <table:table-cell office:value-type="float" office:value="0.0191972076788831">
                <text:p>0.019197207678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819672131148">
                <text:p>0.125819672131148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459016393443">
                <text:p>0.127459016393443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737704918033">
                <text:p>0.130737704918033</text:p>
              </table:table-cell>
              <table:table-cell office:value-type="float" office:value="0.0139616055846422">
                <text:p>0.0139616055846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50819672131">
                <text:p>0.347950819672131</text:p>
              </table:table-cell>
              <table:table-cell office:value-type="float" office:value="0.012216404886562">
                <text:p>0.01221640488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409836065574">
                <text:p>0.350409836065574</text:p>
              </table:table-cell>
              <table:table-cell office:value-type="float" office:value="0.0139616055846422">
                <text:p>0.0139616055846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229508196721">
                <text:p>0.351229508196721</text:p>
              </table:table-cell>
              <table:table-cell office:value-type="float" office:value="0.012216404886562">
                <text:p>0.01221640488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049180327869">
                <text:p>0.352049180327869</text:p>
              </table:table-cell>
              <table:table-cell office:value-type="float" office:value="0.0104712041884817">
                <text:p>0.0104712041884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74520069808028">
                <text:p>0.0017452006980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65573770492">
                <text:p>1.01065573770492</text:p>
              </table:table-cell>
              <table:table-cell office:value-type="float" office:value="0.00349040139616056">
                <text:p>0.00349040139616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29508196721">
                <text:p>1.01229508196721</text:p>
              </table:table-cell>
              <table:table-cell office:value-type="float" office:value="0.00349040139616056">
                <text:p>0.00349040139616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868852459016">
                <text:p>1.02868852459016</text:p>
              </table:table-cell>
              <table:table-cell office:value-type="float" office:value="0.00174520069808028">
                <text:p>0.00174520069808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